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 nastavku vam šaljem komentare na trenutnu implementaciju:</text:p>
      <text:p text:style-name="Normal">1. Projekt smo podijelili na 2 layera tako da je svaki layer trebao imati određenu zadaću. MVC layer je klasnična MVC aplikacija, dok je Service layer zamišljen da sadrži business logiku i komunikaciju s bazom. Tu dolazimo onda do najvećeg problema, a to je organizacija vašeg koda. U nastavku ću samo navesti neke implementacijske zahtjeve koji se nisu pratili.</text:p>
      <text:p text:style-name="Normal">2. Obzirom da komunikacija sa bazom treba biti u Service layeru, nigdje u controlleru nećete znati za bazu tako da nećete imati nikakav AppDbContext. Controller služi za dobivanje informacija sa stranice, on oblikuje podatke i proslijedi ih dalje u Service i obrnuto (dobivene podatke oblikuje za prikaz na stranici). Nikakva business logika ne treba biti u controlleru niti komunikacija sa bazom.</text:p>
      <text:p text:style-name="Normal">3. Svaki vaš controller ima neke specifičnosti i svaki ima nešto što nije dobro napravljeno. Zamolit ću vas da napravite 2 controllera (jedan za VehicleMake i jedan za VehicleModel). Možete imati i Home Controller, ali on onda ne treba imati veze s navedenim controllerima.</text:p>
      <text:p text:style-name="Normal">4. Koristite Automapper za mapiranje jer controlleri komuniciraju pomoću ViewModela tako da ih pomoću automapper mapirajte. Vidim da u jednom od controllera mapirate ručno. To nije netočno, ali nije dobro kada imate puno property-a koje trebate mapirati.</text:p>
      <text:p text:style-name="Normal">5. Pazite na naming varijabli/klasa. Varijable moraju davati informacije o čemu se radi u kodu te također trebate paziti na camel/PascalCase naming.</text:p>
      <text:p text:style-name="Normal">6. Slobodno izbrišite stvari koje vam nisu potrebne u kodu i zakomentirali ste ih,(npr. zakomentirani dio u VehicleModel model).</text:p>
      <text:p text:style-name="Normal">7. Nemojte sve metode staviti u jedan repository nego ih podijelite u dvije repository klase gdje će svaka klasa biti zadužena za određeni dio (jedna za make, druga za model). Proučite SRP princip.</text:p>
      <text:p text:style-name="Normal">8. Za filtriranje, sortiranje i paging je potrebno kreirati klase čije instance je potrebno proslijediti iz controllera u Service (tj. vaše repository klase) te tamo složiti query-e sa navedenim elementima.</text:p>
      <text:p text:style-name="Normal">Vjerujem da će vam se kod organizirati sada kada krenete ispravljati navedene stvari, ali svakako obratite pozornost na organizaciju koda. Projekt je i podijeljen na 2 layera kako bi se organizirao kod i u svakom trenutku znao gdje potražiti određenu informaciju, gdje dodati nove dijelove implementacije, gdje se nalazi pogreška ako nešto nije uredu itd. Pazite i na imenovanje klasa i varijabl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GZYY</meta:initial-creator>
    <dc:creator>IGZYY</dc:creator>
    <meta:creation-date>2020-04-24T09:06:00Z</meta:creation-date>
    <dc:date>2020-04-24T14:21:00Z</dc:date>
    <meta:template xlink:href="Normal" xlink:type="simple"/>
    <meta:editing-cycles>3</meta:editing-cycles>
    <meta:editing-duration>PT18900S</meta:editing-duration>
    <meta:document-statistic meta:page-count="1" meta:paragraph-count="4" meta:word-count="362" meta:character-count="2427" meta:row-count="17" meta:non-whitespace-character-count="2069"/>
  </office:meta>
</office:document-meta>
</file>